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4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number-columns-repeated="3" table:default-cell-style-name="ce3"/>
        <table:table-row table:style-name="ro1">
          <table:table-cell/>
          <table:table-cell table:style-name="ce1" office:value-type="string" table:number-columns-spanned="2" table:number-rows-spanned="1">
            <text:p>Área Comum</text:p>
          </table:table-cell>
          <table:covered-table-cell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"/>
          <table:table-cell table:style-name="ce1" office:value-type="string" table:number-columns-spanned="3" table:number-rows-spanned="1">
            <text:p>Home Page </text:p>
          </table:table-cell>
          <table:covered-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Model</text:p>
          </table:table-cell>
          <table:table-cell office:value-type="string">
            <text:p>View</text:p>
          </table:table-cell>
          <table:table-cell office:value-type="string">
            <text:p>Controller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 table:number-columns-spanned="3" table:number-rows-spanned="1">
            <text:p>Lista dos 15 post mais recentes</text:p>
          </table:table-cell>
          <table:covered-table-cell table:style-name="ce8"/>
          <table:covered-table-cell table:style-name="ce8"/>
          <table:table-cell table:number-columns-repeated="2" office:value-type="string">
            <text:p>OK</text:p>
          </table:table-cell>
          <table:table-cell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 table:number-columns-spanned="3" table:number-rows-spanned="1">
            <text:p>Paginação (Vizualização dos post mais antigos)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 table:number-columns-spanned="3" table:number-rows-spanned="1">
            <text:p>Link para a página de login</text:p>
          </table:table-cell>
          <table:covered-table-cell table:style-name="ce8"/>
          <table:covered-table-cell table:style-name="ce8"/>
          <table:table-cell office:value-type="string">
            <text:p>-</text:p>
          </table:table-cell>
          <table:table-cell table:number-columns-repeated="3" office:value-type="string">
            <text:p>OK</text:p>
          </table:table-cell>
        </table:table-row>
        <table:table-row table:style-name="ro1">
          <table:table-cell table:style-name="ce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5" office:value-type="string" table:number-columns-spanned="3" table:number-rows-spanned="1">
            <text:p>Login</text:p>
          </table:table-cell>
          <table:covered-table-cell table:style-name="ce3"/>
          <table:covered-table-cell/>
          <table:table-cell table:style-name="Default" table:number-columns-repeated="4"/>
        </table:table-row>
        <table:table-row table:style-name="ro1">
          <table:table-cell/>
          <table:table-cell table:style-name="ce5"/>
          <table:table-cell table:style-name="ce3"/>
          <table:table-cell/>
          <table:table-cell office:value-type="string">
            <text:p>Model</text:p>
          </table:table-cell>
          <table:table-cell office:value-type="string">
            <text:p>View</text:p>
          </table:table-cell>
          <table:table-cell office:value-type="string">
            <text:p>Controller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 table:number-columns-spanned="3" table:number-rows-spanned="1">
            <text:p>Campos para a autenticação</text:p>
          </table:table-cell>
          <table:covered-table-cell table:number-columns-repeated="2"/>
          <table:table-cell table:number-columns-repeated="4" office:value-type="string">
            <text:p>OK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1" office:value-type="string" table:number-columns-spanned="3" table:number-rows-spanned="1">
            <text:p>Área Administrativa</text:p>
          </table:table-cell>
          <table:covered-table-cell table:number-columns-repeated="2"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/>
          <table:table-cell table:style-name="ce1" office:value-type="string" table:number-columns-spanned="2" table:number-rows-spanned="1">
            <text:p>Home Page (Lista de Post)</text:p>
          </table:table-cell>
          <table:covered-table-cell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Model</text:p>
          </table:table-cell>
          <table:table-cell office:value-type="string">
            <text:p>View</text:p>
          </table:table-cell>
          <table:table-cell office:value-type="string">
            <text:p>Controller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 table:number-columns-spanned="3" table:number-rows-spanned="1">
            <text:p>Lista dos post mais recentes(somente do usuario)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 table:number-columns-spanned="3" table:number-rows-spanned="1">
            <text:p>Paginação (Vizualização dos post mais antigos)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 table:number-columns-spanned="3" table:number-rows-spanned="1">
            <text:p>Deve existi para cada post link de Editar e Deletar</text:p>
          </table:table-cell>
          <table:covered-table-cell table:style-name="ce8"/>
          <table:covered-table-cell table:style-name="ce8"/>
          <table:table-cell table:number-columns-repeated="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 table:number-columns-spanned="3" table:number-rows-spanned="1">
            <text:p>Deve existir link para criação de post</text:p>
          </table:table-cell>
          <table:covered-table-cell table:style-name="ce8"/>
          <table:covered-table-cell table:style-name="ce8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3" table:number-rows-spanned="1">
            <text:p>Área de criação e edição de pos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odel</text:p>
          </table:table-cell>
          <table:table-cell office:value-type="string">
            <text:p>View</text:p>
          </table:table-cell>
          <table:table-cell office:value-type="string">
            <text:p>Controller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 table:number-columns-spanned="3" table:number-rows-spanned="1">
            <text:p>Área para o Título do post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 table:number-columns-spanned="3" table:number-rows-spanned="1">
            <text:p>Área para o conteúdo do post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 table:number-columns-spanned="3" table:number-rows-spanned="1">
            <text:p>Área para a data de publicação do post.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 table:number-columns-spanned="3" table:number-rows-spanned="1">
            <text:p>Um "botão" para Salvar o post.</text:p>
          </table:table-cell>
          <table:covered-table-cell table:style-name="ce9"/>
          <table:covered-table-cell table:style-name="ce9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 table:number-columns-spanned="3" table:number-rows-spanned="1">
            <text:p>Um "botão" para Publicar (e Salvar) o post.</text:p>
          </table:table-cell>
          <table:covered-table-cell table:style-name="ce9"/>
          <table:covered-table-cell table:style-name="ce9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 table:number-columns-spanned="3" table:number-rows-spanned="1">
            <text:p>Um "botão" para Cancelar a edição e criação do post.</text:p>
          </table:table-cell>
          <table:covered-table-cell table:style-name="ce9"/>
          <table:covered-table-cell table:style-name="ce9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Área de Configuraçã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odel</text:p>
          </table:table-cell>
          <table:table-cell office:value-type="string">
            <text:p>View</text:p>
          </table:table-cell>
          <table:table-cell office:value-type="string">
            <text:p>Controller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 table:number-columns-spanned="3" table:number-rows-spanned="1">
            <text:p>Modificação do tema do blog.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 table:number-columns-spanned="3" table:number-rows-spanned="1">
            <text:p>Modificação do título do blog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 table:number-columns-spanned="3" table:number-rows-spanned="1">
            <text:p>Modificação quantidade de post por página.</text:p>
          </table:table-cell>
          <table:covered-table-cell table:style-name="ce8"/>
          <table:covered-table-cell table:style-name="ce8"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0">30/10/2010</text:date>, <text:time>12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Tamaki </meta:initial-creator>
    <meta:creation-date>2010-10-30T11:40:15</meta:creation-date>
    <dc:date>2010-10-30T12:36:54</dc:date>
    <dc:creator>RTamaki </dc:creator>
    <meta:editing-duration>PT00H10M58S</meta:editing-duration>
    <meta:editing-cycles>1</meta:editing-cycles>
    <meta:generator>OpenOffice.org/3.2$Linux OpenOffice.org_project/320m12$Build-9483</meta:generator>
    <meta:document-statistic meta:table-count="3" meta:cell-count="83" meta:object-count="0"/>
  </office:meta>
</office:document-meta>
</file>